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8">
      <style:table-cell-properties style:vertical-align="automatic"/>
      <style:text-properties fo:font-weight="bold" style:font-weight-asian="bold" style:font-weight-complex="bold"/>
    </style:style>
    <style:style style:name="ce4" style:family="table-cell" style:parent-style-name="Default" style:data-style-name="N38"/>
    <style:style style:name="ce5" style:family="table-cell" style:parent-style-name="Default" style:data-style-name="N38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38">
      <style:table-cell-properties style:vertical-align="automatic" fo:background-color="#ED7D31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ED7D31"/>
    </style:style>
    <style:style style:name="ce8" style:family="table-cell" style:parent-style-name="Default" style:data-style-name="N38">
      <style:table-cell-properties fo:background-color="#ED7D31"/>
    </style:style>
    <style:style style:name="co1" style:family="table-column">
      <style:table-column-properties fo:break-before="auto" style:column-width="12.0914583333333cm" style:use-optimal-column-width="true"/>
    </style:style>
    <style:style style:name="co2" style:family="table-column">
      <style:table-column-properties fo:break-before="auto" style:column-width="4.33916666666667cm" style:use-optimal-column-width="true"/>
    </style:style>
    <style:style style:name="co3" style:family="table-column">
      <style:table-column-properties fo:break-before="auto" style:column-width="4.15395833333333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4"/>
        <table:table-column table:style-name="co3" table:number-columns-repeated="2" table:default-cell-style-name="ce1"/>
        <table:table-column table:style-name="co4" table:number-columns-repeated="16380" table:default-cell-style-name="ce1"/>
        <table:table-row table:style-name="ro1">
          <table:table-cell table:style-name="ce1"/>
          <table:table-cell office:value-type="string" table:style-name="ce3">
            <text:p>04/06/2018 - 06/08/20187</text:p>
          </table:table-cell>
          <table:table-cell office:value-type="string" table:style-name="ce6">
            <text:p>11/06/2018 - 13/08/2018</text:p>
          </table:table-cell>
          <table:table-cell office:value-type="string" table:style-name="ce5">
            <text:p>25/05/2018 - 27/05/201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light <text:s/>A/R (Trapani Birgi - Milano Linate / Bergamo Orio Al Serio - Trapani )</text:p>
          </table:table-cell>
          <table:table-cell office:value-type="currency" office:value="66.31" table:style-name="ce4">
            <text:p>€ 66,31</text:p>
          </table:table-cell>
          <table:table-cell office:value-type="float" office:value="52.31" table:style-name="ce7">
            <text:p>52,31</text:p>
          </table:table-cell>
          <table:table-cell office:value-type="float" office:value="66.31" table:style-name="ce1">
            <text:p>66,3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us (Airport Linate - Milano Central Station)</text:p>
          </table:table-cell>
          <table:table-cell office:value-type="currency" office:value="5" table:style-name="ce4">
            <text:p>€ 5,00</text:p>
          </table:table-cell>
          <table:table-cell office:value-type="currency" office:value="5" table:style-name="ce8">
            <text:p>€ 5,00</text:p>
          </table:table-cell>
          <table:table-cell office:value-type="currency" office:value="5" table:style-name="ce4">
            <text:p>€ 5,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icket Milano Metropolitan <text:s/>(48 h)</text:p>
          </table:table-cell>
          <table:table-cell office:value-type="currency" office:value="8.25" table:style-name="ce4">
            <text:p>€ 8,25</text:p>
          </table:table-cell>
          <table:table-cell office:value-type="currency" office:value="8.25" table:style-name="ce8">
            <text:p>€ 8,25</text:p>
          </table:table-cell>
          <table:table-cell office:value-type="currency" office:value="8.25" table:style-name="ce4">
            <text:p>€ 8,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us <text:s/>(Milan Central Station - Bergamo Airport)</text:p>
          </table:table-cell>
          <table:table-cell office:value-type="currency" office:value="12" table:style-name="ce4">
            <text:p>€ 12,00</text:p>
          </table:table-cell>
          <table:table-cell office:value-type="currency" office:value="12" table:style-name="ce8">
            <text:p>€ 12,00</text:p>
          </table:table-cell>
          <table:table-cell office:value-type="currency" office:value="12" table:style-name="ce4">
            <text:p>€ 12,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tal</text:p>
          </table:table-cell>
          <table:table-cell office:value-type="currency" office:value="91.56" table:formula="of:=SUM([.B2:.B5])" table:style-name="ce4">
            <text:p>€ 91,56</text:p>
          </table:table-cell>
          <table:table-cell office:value-type="currency" office:value="77.56" table:formula="of:=SUM([.C2:.C5])" table:style-name="ce8">
            <text:p>€ 77,56</text:p>
          </table:table-cell>
          <table:table-cell office:value-type="currency" office:value="91.56" table:formula="of:=SUM([.D2:.D5])" table:style-name="ce4">
            <text:p>€ 91,56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number-rows-repeated="4" table:style-name="ro1">
          <table:table-cell table:style-name="ce2"/>
          <table:table-cell table:style-name="ce4"/>
          <table:table-cell table:number-columns-repeated="16382" table:style-name="ce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8">
      <number:currency-symbol>€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Salvatore Messina</meta:initial-creator>
    <dc:creator>Salvatore Messina</dc:creator>
    <meta:creation-date>2018-02-02T19:51:52Z</meta:creation-date>
    <dc:date>2018-02-02T20:23:13Z</dc:date>
  </office:meta>
</office:document-meta>
</file>